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inture de Vincent van Gogh (1853-1890) : « Le père de famille est en mer » (1889)</text:p>
      <text:p text:style-name="P1"/>
      <text:p text:style-name="P1">Comme tous les tableaux de Vincent, celui-là est très beau. Je ne le connaissais pas, en 1889, il était soit à Arles, soit à St Rémy de Provence ? Quelle était sa source d'inspiration, a-t-il connu une femme de marin de cette région lors de son bref passage aux Saintes Maries de la mer ? Si vous connaissez les réponses, merci de les indiquer. Like all of Vincent's paintings, this one is very beautiful. I did not know him, in 1889, he was either in Arles or in St Rémy de Provence? What was his source of inspiration, did he know a sailor's wife from this region during his brief visit to Saintes Maries de la Mer? If you know the answers, please provide them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5:31:37.528257126</meta:creation-date>
    <dc:date>2022-11-23T15:35:09.263642474</dc:date>
    <meta:editing-duration>PT3M32S</meta:editing-duration>
    <meta:editing-cycles>1</meta:editing-cycles>
    <meta:document-statistic meta:table-count="0" meta:image-count="0" meta:object-count="0" meta:page-count="1" meta:paragraph-count="2" meta:word-count="142" meta:character-count="746" meta:non-whitespace-character-count="606"/>
    <meta:generator>LibreOffice/6.4.7.2$Linux_X86_64 LibreOffice_project/40$Build-2</meta:generator>
  </office:meta>
</office:document-meta>
</file>